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0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style:use-window-font-color="true" officeooo:rsid="0003b413" fo:background-color="transparent" loext:char-shading-value="0" style:font-weight-asian="normal" style:font-weight-complex="normal"/>
    </style:style>
    <style:style style:name="T22" style:family="text">
      <style:text-properties style:use-window-font-color="true" officeooo:rsid="00072bdd" fo:background-color="transparent" loext:char-shading-value="0" style:font-weight-asian="normal" style:font-weight-complex="normal"/>
    </style:style>
    <style:style style:name="T23" style:family="text">
      <style:text-properties style:use-window-font-color="true" officeooo:rsid="002bd8d1" fo:background-color="transparent" loext:char-shading-value="0" style:font-weight-asian="normal" style:font-weight-complex="normal"/>
    </style:style>
    <style:style style:name="T24" style:family="text">
      <style:text-properties officeooo:rsid="0022109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25">do text</text:span></text:p><text:p text:style-name="P11"><text:span text:style-name="T25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314cm" svg:width="7.631cm" svg:height="3.237cm" draw:z-index="1"><draw:text-box><text:p text:style-name="P10">S<text:span text:style-name="T24">PW - </text:span>Département des Permis et Autorisations</text:p>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9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2"><office:annotation><dc:creator>sde </dc:creator><dc:date>2011-07-27T10:02:17</dc:date><text:p text:style-name="P12"><text:span text:style-name="T29">do text</text:span></text:p><text:p text:style-name="P12"><text:span text:style-name="T29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8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7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6"/>
      <text:p text:style-name="P7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5">le recours contre la décision</text:span><text:span text:style-name="T11"> du </text:span><text:span text:style-name="T22">Collège communal / </text:span><text:span text:style-name="T23">des Fonctionnaires</text:span><text:span text:style-name="T21">,</text:span><text:span text:style-name="T10"> </text:span><text:span text:style-name="T15">conformément au décret du 5 février 2015 relatif aux implantations commerciales</text:span><text:span text:style-name="T13">,</text:span><text:span text:style-name="T10"> sur </text:span><text:span text:style-name="T11">la demande </text:span><text:span text:style-name="T10">de permis </text:span><text:span text:style-name="T15">intégré</text:span><text:span text:style-name="T12">,</text:span><text:span text:style-name="T10"> a été affiché</text:span><text:span text:style-name="T11">e</text:span><text:span text:style-name="T10"> par l</text:span><text:span text:style-name="T14">a Commune de </text:span><text:span text:style-name="T14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, sur le batiment et</text:span> <text:span text:style-name="T7">aux valves de la Commune de Fléron.</text:span>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9-05-07T16:17:18.539402280">7 mai 2019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2"><text:span text:style-name="T26">do text</text:span></text:p><text:p text:style-name="P12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6:17:18.457783338</dc:date>
    <meta:editing-duration>PT18M11S</meta:editing-duration>
    <meta:editing-cycles>23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3" meta:word-count="156" meta:character-count="1064" meta:non-whitespace-character-count="938"/>
  </office:meta>
</office:document-meta>
</file>